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1" svg:font-family="Consolas" style:font-family-generic="roman"/>
    <style:font-face style:name="Courier New" svg:font-family="'Courier New'"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652e4"/>
    </style:style>
    <style:style style:name="P2" style:family="paragraph" style:parent-style-name="Standard">
      <style:text-properties officeooo:paragraph-rsid="00078664"/>
    </style:style>
    <style:style style:name="P3" style:family="paragraph" style:parent-style-name="Standard">
      <style:text-properties officeooo:paragraph-rsid="0011a99c"/>
    </style:style>
    <style:style style:name="P4" style:family="paragraph" style:parent-style-name="Standard">
      <style:text-properties officeooo:rsid="000652e4"/>
    </style:style>
    <style:style style:name="P5" style:family="paragraph" style:parent-style-name="Standard">
      <style:text-properties officeooo:rsid="000652e4" officeooo:paragraph-rsid="000652e4"/>
    </style:style>
    <style:style style:name="P6" style:family="paragraph" style:parent-style-name="Standard">
      <style:text-properties officeooo:rsid="000652e4" officeooo:paragraph-rsid="0011a99c"/>
    </style:style>
    <style:style style:name="P7" style:family="paragraph" style:parent-style-name="Standard">
      <style:text-properties officeooo:rsid="000652e4" officeooo:paragraph-rsid="001b884d"/>
    </style:style>
    <style:style style:name="P8" style:family="paragraph" style:parent-style-name="Standard">
      <style:text-properties officeooo:rsid="000652e4" officeooo:paragraph-rsid="002248df"/>
    </style:style>
    <style:style style:name="P9" style:family="paragraph" style:parent-style-name="Standard">
      <style:text-properties officeooo:rsid="000652e4" officeooo:paragraph-rsid="002ae93d"/>
    </style:style>
    <style:style style:name="P10" style:family="paragraph" style:parent-style-name="Standard">
      <style:text-properties officeooo:rsid="000652e4" officeooo:paragraph-rsid="002ef781"/>
    </style:style>
    <style:style style:name="P11" style:family="paragraph" style:parent-style-name="Standard">
      <style:text-properties officeooo:rsid="000652e4" officeooo:paragraph-rsid="00340474"/>
    </style:style>
    <style:style style:name="P12" style:family="paragraph" style:parent-style-name="Standard">
      <style:text-properties officeooo:rsid="000652e4" officeooo:paragraph-rsid="0039d002"/>
    </style:style>
    <style:style style:name="P13" style:family="paragraph" style:parent-style-name="Standard">
      <style:text-properties officeooo:rsid="000652e4" officeooo:paragraph-rsid="003d8a5f"/>
    </style:style>
    <style:style style:name="P14" style:family="paragraph" style:parent-style-name="Standard">
      <style:text-properties fo:language="en" fo:country="US" officeooo:paragraph-rsid="001b884d"/>
    </style:style>
    <style:style style:name="P15" style:family="paragraph" style:parent-style-name="Standard">
      <style:text-properties officeooo:paragraph-rsid="00408494"/>
    </style:style>
    <style:style style:name="P16" style:family="paragraph" style:parent-style-name="Standard">
      <style:paragraph-properties fo:background-color="#cfe7f5">
        <style:background-image/>
      </style:paragraph-properties>
    </style:style>
    <style:style style:name="P17" style:family="paragraph" style:parent-style-name="Standard">
      <style:paragraph-properties fo:background-color="#cfe7f5">
        <style:background-image/>
      </style:paragraph-properties>
      <style:text-properties fo:color="#000000" style:font-name="Consolas1" fo:font-size="10pt" fo:language="en" fo:country="US" fo:font-style="normal" fo:font-weight="normal" style:font-size-asian="10pt" style:font-style-asian="normal" style:font-weight-asian="normal"/>
    </style:style>
    <style:style style:name="P18" style:family="paragraph" style:parent-style-name="Standard">
      <style:paragraph-properties fo:background-color="#cfe7f5">
        <style:background-image/>
      </style:paragraph-properties>
      <style:text-properties fo:color="#000000" style:font-name="Consolas1" fo:font-size="10pt" fo:language="en" fo:country="US" fo:font-weight="normal" style:font-size-asian="10pt" style:font-weight-asian="normal"/>
    </style:style>
    <style:style style:name="P19" style:family="paragraph" style:parent-style-name="Standard">
      <style:paragraph-properties fo:background-color="#cfe7f5">
        <style:background-image/>
      </style:paragraph-properties>
      <style:text-properties fo:language="en" fo:country="US" officeooo:paragraph-rsid="000ec0b8"/>
    </style:style>
    <style:style style:name="P20" style:family="paragraph" style:parent-style-name="Standard">
      <style:paragraph-properties fo:background-color="#cfe7f5">
        <style:background-image/>
      </style:paragraph-properties>
      <style:text-properties fo:language="en" fo:country="US" officeooo:rsid="000ec0b8" officeooo:paragraph-rsid="000ec0b8"/>
    </style:style>
    <style:style style:name="P21" style:family="paragraph" style:parent-style-name="Code">
      <style:paragraph-properties fo:background-color="#cfe7f5">
        <style:background-image/>
      </style:paragraph-properties>
      <style:text-properties officeooo:rsid="000652e4"/>
    </style:style>
    <style:style style:name="P22" style:family="paragraph" style:parent-style-name="Code">
      <style:paragraph-properties fo:background-color="transparent">
        <style:background-image/>
      </style:paragraph-properties>
      <style:text-properties officeooo:rsid="000652e4" officeooo:paragraph-rsid="00296e09"/>
    </style:style>
    <style:style style:name="P23" style:family="paragraph" style:parent-style-name="Code">
      <style:text-properties officeooo:rsid="000652e4"/>
    </style:style>
    <style:style style:name="P24" style:family="paragraph" style:parent-style-name="Standard">
      <style:text-properties fo:language="en" fo:country="US" officeooo:rsid="001d26a1" officeooo:paragraph-rsid="001d26a1"/>
    </style:style>
    <style:style style:name="P25" style:family="paragraph" style:parent-style-name="Standard">
      <style:text-properties fo:language="en" fo:country="US" officeooo:rsid="00408494" officeooo:paragraph-rsid="00408494"/>
    </style:style>
    <style:style style:name="P26" style:family="paragraph" style:parent-style-name="Standard">
      <style:text-properties fo:language="en" fo:country="US" officeooo:rsid="00415c59" officeooo:paragraph-rsid="00415c59"/>
    </style:style>
    <style:style style:name="P27" style:family="paragraph" style:parent-style-name="Standard">
      <style:text-properties fo:language="en" fo:country="US" officeooo:rsid="000652e4" officeooo:paragraph-rsid="0042b6ec"/>
    </style:style>
    <style:style style:name="P28" style:family="paragraph" style:parent-style-name="Standard" style:list-style-name="L1">
      <style:text-properties officeooo:rsid="000652e4" officeooo:paragraph-rsid="000652e4"/>
    </style:style>
    <style:style style:name="P29" style:family="paragraph" style:parent-style-name="Standard" style:list-style-name="L2">
      <style:text-properties officeooo:rsid="000652e4" officeooo:paragraph-rsid="0011a99c"/>
    </style:style>
    <style:style style:name="P30" style:family="paragraph" style:parent-style-name="Standard" style:list-style-name="L2">
      <style:text-properties officeooo:paragraph-rsid="0011a99c"/>
    </style:style>
    <style:style style:name="P31" style:family="paragraph" style:parent-style-name="Standard" style:list-style-name="L2">
      <style:text-properties officeooo:paragraph-rsid="0037d776"/>
    </style:style>
    <style:style style:name="P32" style:family="paragraph" style:parent-style-name="Standard">
      <style:paragraph-properties fo:background-color="transparent">
        <style:background-image/>
      </style:paragraph-properties>
      <style:text-properties fo:language="en" fo:country="US" officeooo:rsid="00296e09" officeooo:paragraph-rsid="000652e4"/>
    </style:style>
    <style:style style:name="P33" style:family="paragraph" style:parent-style-name="Standard" style:list-style-name="L1">
      <style:paragraph-properties fo:background-color="transparent">
        <style:background-image/>
      </style:paragraph-properties>
      <style:text-properties officeooo:rsid="000652e4" officeooo:paragraph-rsid="000652e4"/>
    </style:style>
    <style:style style:name="P34" style:family="paragraph" style:parent-style-name="Heading_20_1">
      <style:paragraph-properties fo:text-align="center" style:justify-single-word="false"/>
      <style:text-properties fo:language="en" fo:country="US" officeooo:rsid="0019d0d6" officeooo:paragraph-rsid="0019d0d6"/>
    </style:style>
    <style:style style:name="P35" style:family="paragraph" style:parent-style-name="Heading_20_1">
      <style:paragraph-properties fo:text-align="center" style:justify-single-word="false"/>
      <style:text-properties fo:language="en" fo:country="US" officeooo:rsid="00415c59" officeooo:paragraph-rsid="00415c59"/>
    </style:style>
    <style:style style:name="P36" style:family="paragraph" style:parent-style-name="Heading_20_1" style:list-style-name="">
      <style:paragraph-properties fo:text-align="center" style:justify-single-word="false"/>
      <style:text-properties officeooo:rsid="000652e4"/>
    </style:style>
    <style:style style:name="P37" style:family="paragraph" style:parent-style-name="Heading_20_1" style:master-page-name="Standard">
      <style:paragraph-properties fo:text-align="center" style:justify-single-word="false" style:page-number="auto"/>
    </style:style>
    <style:style style:name="P38" style:family="paragraph" style:parent-style-name="Heading_20_1">
      <style:paragraph-properties fo:text-align="center" style:justify-single-word="false" fo:break-before="page"/>
      <style:text-properties fo:language="en" fo:country="US" officeooo:paragraph-rsid="002248df"/>
    </style:style>
    <style:style style:name="P39" style:family="paragraph" style:parent-style-name="Heading_20_1">
      <style:paragraph-properties fo:text-align="center" style:justify-single-word="false" fo:break-before="page"/>
      <style:text-properties fo:language="en" fo:country="US" officeooo:rsid="003c8a09" officeooo:paragraph-rsid="003c8a09"/>
    </style:style>
    <style:style style:name="P40" style:family="paragraph" style:parent-style-name="Heading_20_1">
      <style:paragraph-properties fo:text-align="center" style:justify-single-word="false" fo:break-before="page"/>
      <style:text-properties fo:language="en" fo:country="US" officeooo:rsid="003ffd33"/>
    </style:style>
    <style:style style:name="P41" style:family="paragraph" style:parent-style-name="Heading_20_1">
      <style:paragraph-properties fo:text-align="center" style:justify-single-word="false" fo:break-before="page"/>
      <style:text-properties officeooo:rsid="000652e4"/>
    </style:style>
    <style:style style:name="T1" style:family="text">
      <style:text-properties officeooo:rsid="000652e4"/>
    </style:style>
    <style:style style:name="T2" style:family="text">
      <style:text-properties fo:language="en" fo:country="US" officeooo:rsid="000652e4"/>
    </style:style>
    <style:style style:name="T3" style:family="text">
      <style:text-properties fo:language="en" fo:country="US" officeooo:rsid="0014087d"/>
    </style:style>
    <style:style style:name="T4" style:family="text">
      <style:text-properties fo:language="en" fo:country="US" officeooo:rsid="00158ae8"/>
    </style:style>
    <style:style style:name="T5" style:family="text">
      <style:text-properties fo:language="en" fo:country="US" officeooo:rsid="00181b27"/>
    </style:style>
    <style:style style:name="T6" style:family="text">
      <style:text-properties fo:language="en" fo:country="US" officeooo:rsid="0019d0d6"/>
    </style:style>
    <style:style style:name="T7" style:family="text">
      <style:text-properties fo:language="en" fo:country="US" officeooo:rsid="001d26a1"/>
    </style:style>
    <style:style style:name="T8" style:family="text">
      <style:text-properties fo:language="en" fo:country="US" officeooo:rsid="0020e903"/>
    </style:style>
    <style:style style:name="T9" style:family="text">
      <style:text-properties fo:language="en" fo:country="US" officeooo:rsid="00296e09"/>
    </style:style>
    <style:style style:name="T10" style:family="text">
      <style:text-properties fo:language="en" fo:country="US" officeooo:rsid="002ae93d"/>
    </style:style>
    <style:style style:name="T11" style:family="text">
      <style:text-properties fo:language="en" fo:country="US" officeooo:rsid="002b36b8"/>
    </style:style>
    <style:style style:name="T12" style:family="text">
      <style:text-properties fo:language="en" fo:country="US" officeooo:rsid="002ef781"/>
    </style:style>
    <style:style style:name="T13" style:family="text">
      <style:text-properties fo:language="en" fo:country="US" officeooo:rsid="0030d9b0"/>
    </style:style>
    <style:style style:name="T14" style:family="text">
      <style:text-properties fo:language="en" fo:country="US" officeooo:rsid="0032a738"/>
    </style:style>
    <style:style style:name="T15" style:family="text">
      <style:text-properties fo:language="en" fo:country="US" officeooo:rsid="00340474"/>
    </style:style>
    <style:style style:name="T16" style:family="text">
      <style:text-properties fo:language="en" fo:country="US" officeooo:rsid="00353c89"/>
    </style:style>
    <style:style style:name="T17" style:family="text">
      <style:text-properties fo:language="en" fo:country="US" officeooo:rsid="003720d9"/>
    </style:style>
    <style:style style:name="T18" style:family="text">
      <style:text-properties fo:language="en" fo:country="US" officeooo:rsid="00376330"/>
    </style:style>
    <style:style style:name="T19" style:family="text">
      <style:text-properties fo:language="en" fo:country="US" officeooo:rsid="00376ebc"/>
    </style:style>
    <style:style style:name="T20" style:family="text">
      <style:text-properties fo:language="en" fo:country="US" officeooo:rsid="0037d776"/>
    </style:style>
    <style:style style:name="T21" style:family="text">
      <style:text-properties fo:language="en" fo:country="US" officeooo:rsid="0039d002"/>
    </style:style>
    <style:style style:name="T22" style:family="text">
      <style:text-properties fo:language="en" fo:country="US" officeooo:rsid="003aa771"/>
    </style:style>
    <style:style style:name="T23" style:family="text">
      <style:text-properties fo:language="en" fo:country="US" officeooo:rsid="003c8a09"/>
    </style:style>
    <style:style style:name="T24" style:family="text">
      <style:text-properties fo:language="en" fo:country="US" officeooo:rsid="003d8a5f"/>
    </style:style>
    <style:style style:name="T25" style:family="text">
      <style:text-properties fo:language="en" fo:country="US" officeooo:rsid="003e738d"/>
    </style:style>
    <style:style style:name="T26" style:family="text">
      <style:text-properties fo:language="en" fo:country="US" officeooo:rsid="00408494"/>
    </style:style>
    <style:style style:name="T27" style:family="text">
      <style:text-properties fo:language="en" fo:country="US" officeooo:rsid="00417e7e"/>
    </style:style>
    <style:style style:name="T28" style:family="text">
      <style:text-properties fo:language="en" fo:country="US" officeooo:rsid="0042429c"/>
    </style:style>
    <style:style style:name="T29" style:family="text">
      <style:text-properties fo:language="en" fo:country="US" officeooo:rsid="00452be7"/>
    </style:style>
    <style:style style:name="T30" style:family="text">
      <style:text-properties fo:language="en" fo:country="US" officeooo:rsid="0046e633"/>
    </style:style>
    <style:style style:name="T31" style:family="text">
      <style:text-properties fo:language="ru" fo:country="RU" officeooo:rsid="000652e4"/>
    </style:style>
    <style:style style:name="T32" style:family="text">
      <style:text-properties officeooo:rsid="00078664"/>
    </style:style>
    <style:style style:name="T33" style:family="text">
      <style:text-properties style:font-name="Consolas1" fo:font-size="10pt" fo:language="en" fo:country="US" fo:font-weight="bold" officeooo:rsid="000652e4" style:font-size-asian="10pt" style:font-weight-asian="bold"/>
    </style:style>
    <style:style style:name="T34" style:family="text">
      <style:text-properties style:font-name="Consolas1" fo:font-size="10pt" fo:language="en" fo:country="US" fo:font-weight="normal" style:font-size-asian="10pt" style:font-weight-asian="normal"/>
    </style:style>
    <style:style style:name="T35" style:family="text">
      <style:text-properties style:font-name="Consolas1" fo:font-size="10pt" fo:font-weight="bold" officeooo:rsid="000ec0b8" style:font-size-asian="10pt" style:font-weight-asian="bold"/>
    </style:style>
    <style:style style:name="T36" style:family="text">
      <style:text-properties style:font-name="Consolas1" fo:font-size="10pt" fo:font-weight="normal" style:font-size-asian="10pt" style:font-weight-asian="normal"/>
    </style:style>
    <style:style style:name="T37" style:family="text">
      <style:text-properties style:font-name="Courier New" fo:font-size="10pt" fo:language="en" fo:country="US" fo:font-weight="normal" style:font-size-asian="10pt" style:font-weight-asian="normal"/>
    </style:style>
    <style:style style:name="T38" style:family="text">
      <style:text-properties style:font-name="Courier New" fo:font-size="10pt" fo:language="en" fo:country="US" fo:font-weight="bold" style:font-size-asian="10pt" style:font-weight-asian="bold"/>
    </style:style>
    <style:style style:name="T39" style:family="text">
      <style:text-properties style:font-name="Courier New" fo:font-size="10pt" fo:font-weight="normal" style:font-size-asian="10pt" style:font-weight-asian="normal"/>
    </style:style>
    <style:style style:name="T40" style:family="text">
      <style:text-properties style:font-name="Courier New" fo:font-size="10pt" fo:font-weight="bold" style:font-size-asian="10pt" style:font-weight-asian="bold"/>
    </style:style>
    <style:style style:name="T41" style:family="text">
      <style:text-properties fo:color="#800000" style:font-name="Courier New" fo:font-size="10pt" fo:language="en" fo:country="US" fo:font-weight="bold" style:font-size-asian="10pt" style:font-weight-asian="bold"/>
    </style:style>
    <style:style style:name="T42" style:family="text">
      <style:text-properties fo:color="#800000" style:font-name="Courier New" fo:font-size="10pt" fo:language="en" fo:country="US" fo:font-style="normal" fo:font-weight="bold" style:font-size-asian="10pt" style:font-style-asian="normal" style:font-weight-asian="bold"/>
    </style:style>
    <style:style style:name="T43" style:family="text">
      <style:text-properties fo:color="#800000" style:font-name="Courier New" fo:font-size="10pt" fo:font-weight="bold" style:font-size-asian="10pt" style:font-weight-asian="bold"/>
    </style:style>
    <style:style style:name="T44" style:family="text">
      <style:text-properties fo:color="#000000" style:font-name="Courier New" fo:font-size="10pt" fo:language="en" fo:country="US" fo:font-weight="bold" style:font-size-asian="10pt" style:font-weight-asian="bold"/>
    </style:style>
    <style:style style:name="T45" style:family="text">
      <style:text-properties fo:color="#000000" style:font-name="Courier New" fo:font-size="10pt" fo:language="en" fo:country="US" fo:font-weight="normal" style:font-size-asian="10pt" style:font-weight-asian="normal"/>
    </style:style>
    <style:style style:name="T46" style:family="text">
      <style:text-properties fo:color="#000000" style:font-name="Courier New" fo:font-size="10pt" fo:language="en" fo:country="US" fo:font-style="normal" fo:font-weight="bold" style:font-size-asian="10pt" style:font-style-asian="normal" style:font-weight-asian="bold"/>
    </style:style>
    <style:style style:name="T47" style:family="text">
      <style:text-properties fo:color="#000000" style:font-name="Courier New" fo:font-size="10pt" fo:language="en" fo:country="US" fo:font-style="normal" fo:font-weight="normal" style:font-size-asian="10pt" style:font-style-asian="normal" style:font-weight-asian="normal"/>
    </style:style>
    <style:style style:name="T48" style:family="text">
      <style:text-properties fo:color="#000000" style:font-name="Consolas1" fo:font-size="10pt" fo:language="en" fo:country="US" fo:font-weight="normal" style:font-size-asian="10pt" style:font-weight-asian="normal"/>
    </style:style>
    <style:style style:name="T49" style:family="text">
      <style:text-properties fo:color="#000000" style:font-name="Consolas1" fo:font-size="10pt" fo:language="en" fo:country="US" fo:font-style="normal" fo:font-weight="normal" style:font-size-asian="10pt" style:font-style-asian="normal" style:font-weight-asian="normal"/>
    </style:style>
    <style:style style:name="T50" style:family="text">
      <style:text-properties fo:color="#000080" style:font-name="Courier New" fo:font-size="10pt" fo:language="en" fo:country="US" fo:font-weight="bold" style:font-size-asian="10pt" style:font-weight-asian="bold"/>
    </style:style>
    <style:style style:name="T51" style:family="text">
      <style:text-properties fo:color="#000080" style:font-name="Courier New" fo:font-size="10pt" fo:language="en" fo:country="US" fo:font-style="normal" fo:font-weight="bold" style:font-size-asian="10pt" style:font-style-asian="normal" style:font-weight-asian="bold"/>
    </style:style>
    <style:style style:name="T52" style:family="text">
      <style:text-properties fo:color="#808080" style:font-name="Courier New" fo:font-size="10pt" fo:language="en" fo:country="US" fo:font-style="italic" fo:font-weight="normal" style:font-size-asian="10pt" style:font-style-asian="italic" style:font-weight-asian="normal"/>
    </style:style>
    <style:style style:name="T53" style:family="text">
      <style:text-properties fo:color="#0000ff" style:font-name="Courier New" fo:font-size="10pt" fo:language="en" fo:country="US" fo:font-style="normal" fo:font-weight="normal" style:font-size-asian="10pt" style:font-style-asian="normal" style:font-weight-asian="normal"/>
    </style:style>
    <style:style style:name="T54" style:family="text">
      <style:text-properties fo:color="#0000ff" style:font-name="Courier New" fo:font-size="10pt" fo:language="en" fo:country="US" fo:font-weight="normal" style:font-size-asian="10pt" style:font-weight-asian="normal"/>
    </style:style>
    <style:style style:name="T55" style:family="text">
      <style:text-properties fo:color="#008080" style:font-name="Courier New" fo:font-size="10pt" fo:language="en" fo:country="US" fo:font-style="normal" fo:font-weight="normal" style:font-size-asian="10pt" style:font-style-asian="normal" style:font-weight-asian="normal"/>
    </style:style>
    <style:style style:name="T56" style:family="text">
      <style:text-properties fo:color="#008080" style:font-name="Courier New" fo:font-size="10pt" fo:language="en" fo:country="US" fo:font-weight="normal" style:font-size-asian="10pt" style:font-weight-asian="normal"/>
    </style:style>
    <style:style style:name="T57" style:family="text">
      <style:text-properties officeooo:rsid="001540eb"/>
    </style:style>
    <style:style style:name="T58" style:family="text">
      <style:text-properties officeooo:rsid="001b884d"/>
    </style:style>
    <style:style style:name="T59" style:family="text">
      <style:text-properties officeooo:rsid="001bd05a"/>
    </style:style>
    <style:style style:name="T60" style:family="text">
      <style:text-properties officeooo:rsid="001c10fa"/>
    </style:style>
    <style:style style:name="T61" style:family="text">
      <style:text-properties officeooo:rsid="0020e903"/>
    </style:style>
    <style:style style:name="T62" style:family="text">
      <style:text-properties officeooo:rsid="002248df"/>
    </style:style>
    <style:style style:name="T63" style:family="text">
      <style:text-properties officeooo:rsid="0023b303"/>
    </style:style>
    <style:style style:name="T64" style:family="text">
      <style:text-properties officeooo:rsid="00258603"/>
    </style:style>
    <style:style style:name="T65" style:family="text">
      <style:text-properties officeooo:rsid="00263185"/>
    </style:style>
    <style:style style:name="T66" style:family="text">
      <style:text-properties officeooo:rsid="0027839c"/>
    </style:style>
    <style:style style:name="T67" style:family="text">
      <style:text-properties officeooo:rsid="0028db50"/>
    </style:style>
    <style:style style:name="T68" style:family="text">
      <style:text-properties officeooo:rsid="0042b6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span text:style-name="T6">How to create Python-plugin</text:span><text:span text:style-name="T27">s</text:span><text:span text:style-name="T2"> </text:span><text:span text:style-name="T6">for</text:span><text:span text:style-name="T31"> </text:span><text:span text:style-name="T2">SynWrite</text:span></text:h>
      <text:p text:style-name="P5"/>
      <text:h text:style-name="P34" text:outline-level="1">Intro</text:h>
      <text:p text:style-name="P5"/>
      <text:p text:style-name="P14"><text:span text:style-name="T58">SynWrite supports Python-based API, but it's not analog </text:span><text:span text:style-name="T59">of</text:span><text:span text:style-name="T58"> Sublime Text editor </text:span><text:span text:style-name="T59">API</text:span><text:span text:style-name="T58">. I </text:span><text:span text:style-name="T60">could not</text:span><text:span text:style-name="T58"> easily understand ST API, just reading the docs, so I decided to make “flat” API. This is API which does not contain classes.</text:span></text:p>
      <text:p text:style-name="P7"/>
      <text:p text:style-name="P2"><text:span text:style-name="T7">You can find entire functions list </text:span><text:span text:style-name="T28">at</text:span><text:span text:style-name="T1"> </text:span><text:a xlink:type="simple" xlink:href="https://sourceforge.net/p/synwrite/wiki/Home/"><text:span text:style-name="T1">SW Wiki</text:span></text:a><text:span text:style-name="T32">.</text:span></text:p>
      <text:p text:style-name="P5"/>
      <text:p text:style-name="P24">Example: to get current caret position, call:</text:p>
      <text:p text:style-name="P21">x, y = ed_get_caret_xy()</text:p>
      <text:p text:style-name="P23"/>
      <text:p text:style-name="P24">Example: to get line at this caret position, call:</text:p>
      <text:p text:style-name="P21">s = ed_get_text_line(y)</text:p>
      <text:p text:style-name="Standard"/>
      <text:p text:style-name="Standard"><text:span text:style-name="T61">This API </text:span><text:span text:style-name="T8">is much simpler. It doesn't allow your plugin to work with two editor controls at the same time, but it's currently OK, IMO. Work with the active editor control is enough yet.</text:span></text:p>
      <text:p text:style-name="P4"/>
      <text:p text:style-name="P5"/>
      <text:h text:style-name="P36" text:outline-level="1"/>
      <text:h text:style-name="P38" text:outline-level="1"><text:span text:style-name="T66">E</text:span><text:span text:style-name="T62">xample 1 – Dialog “Go to </text:span><text:span text:style-name="T64">line number</text:span><text:span text:style-name="T62">”</text:span></text:h>
      <text:p text:style-name="P5"/>
      <text:p text:style-name="P27"><text:span text:style-name="T62">Let's make simple dialog which allows to enter new line </text:span><text:span text:style-name="T67">number </text:span><text:span text:style-name="T62">for caret. Not useful, but example can be extended to more complex </text:span><text:span text:style-name="T63">one </text:span><text:span text:style-name="T62">– e.g. dialog “Go to paragraph number” or “Go to function name”. </text:span></text:p>
      <text:p text:style-name="P27"><text:span text:style-name="T65">In SynWrite, call menu command “Tools – New plugin”, and enter new Python module name my_goto. You'll see created editor tab with Python code, with class Command and method run. Extend </text:span><text:span text:style-name="T68">code </text:span><text:span text:style-name="T65">to the following:</text:span></text:p>
      <text:p text:style-name="P8"/>
      <text:p text:style-name="P16"><text:span text:style-name="T33">from</text:span><text:span text:style-name="T34"> </text:span><text:span text:style-name="T37">sw</text:span><text:span text:style-name="T34"> </text:span><text:span text:style-name="T38">import</text:span><text:span text:style-name="T34"> </text:span><text:span text:style-name="T41">*</text:span></text:p>
      <text:p text:style-name="P16"><text:span text:style-name="T44">from</text:span><text:span text:style-name="T48"> </text:span><text:span text:style-name="T45">sw_util</text:span><text:span text:style-name="T48"> </text:span><text:span text:style-name="T44">import</text:span><text:span text:style-name="T48"> </text:span><text:span text:style-name="T41">*</text:span></text:p>
      <text:p text:style-name="P16"><text:span text:style-name="T45">offset</text:span><text:span text:style-name="T48"> </text:span><text:span text:style-name="T41">=</text:span><text:span text:style-name="T48"> </text:span><text:span text:style-name="T50">2</text:span><text:span text:style-name="T48"> </text:span><text:span text:style-name="T52"># offset N lines from top editor edge</text:span></text:p>
      <text:p text:style-name="P17"/>
      <text:p text:style-name="P16"><text:span text:style-name="T46">class</text:span><text:span text:style-name="T49"> </text:span><text:span text:style-name="T47">Command</text:span><text:span text:style-name="T42">:</text:span></text:p>
      <text:p text:style-name="P16"><text:span text:style-name="T46"><text:s text:c="4"/>def</text:span><text:span text:style-name="T49"> </text:span><text:span text:style-name="T47">run</text:span><text:span text:style-name="T42">(</text:span><text:span text:style-name="T53">self</text:span><text:span text:style-name="T42">):</text:span></text:p>
      <text:p text:style-name="P16"><text:span text:style-name="T47"><text:s text:c="8"/>n</text:span><text:span text:style-name="T49"> </text:span><text:span text:style-name="T42">=</text:span><text:span text:style-name="T49"> </text:span><text:span text:style-name="T47">ed_get_caret_xy</text:span><text:span text:style-name="T42">()[</text:span><text:span text:style-name="T51">1</text:span><text:span text:style-name="T42">]</text:span><text:span text:style-name="T49"> </text:span><text:span text:style-name="T42">+</text:span><text:span text:style-name="T49"> </text:span><text:span text:style-name="T51">1</text:span></text:p>
      <text:p text:style-name="P16"><text:span text:style-name="T47"><text:s text:c="8"/>s</text:span><text:span text:style-name="T49"> </text:span><text:span text:style-name="T42">=</text:span><text:span text:style-name="T49"> </text:span><text:span text:style-name="T47">dlg_input</text:span><text:span text:style-name="T42">(</text:span><text:span text:style-name="T55">'Go to line number:'</text:span><text:span text:style-name="T42">,</text:span><text:span text:style-name="T49"> </text:span><text:span text:style-name="T53">str</text:span><text:span text:style-name="T42">(</text:span><text:span text:style-name="T47">n</text:span><text:span text:style-name="T42">),</text:span><text:span text:style-name="T49"> </text:span><text:span text:style-name="T55">''</text:span><text:span text:style-name="T42">,</text:span><text:span text:style-name="T49"> </text:span><text:span text:style-name="T55">''</text:span><text:span text:style-name="T42">)</text:span></text:p>
      <text:p text:style-name="P16"><text:span text:style-name="T46"><text:s text:c="8"/>if</text:span><text:span text:style-name="T49"> </text:span><text:span text:style-name="T47">s</text:span><text:span text:style-name="T49"> </text:span><text:span text:style-name="T46">is</text:span><text:span text:style-name="T49"> </text:span><text:span text:style-name="T46">not</text:span><text:span text:style-name="T49"> </text:span><text:span text:style-name="T53">None</text:span><text:span text:style-name="T42">:</text:span></text:p>
      <text:p text:style-name="P16"><text:span text:style-name="T46"><text:s text:c="12"/>if</text:span><text:span text:style-name="T49"> </text:span><text:span text:style-name="T46">not</text:span><text:span text:style-name="T49"> </text:span><text:span text:style-name="T47">s</text:span><text:span text:style-name="T42">.</text:span><text:span text:style-name="T47">isdigit</text:span><text:span text:style-name="T42">():</text:span></text:p>
      <text:p text:style-name="P16"><text:span text:style-name="T47"><text:s text:c="16"/>msg_status</text:span><text:span text:style-name="T42">(</text:span><text:span text:style-name="T55">'Not a number: '</text:span><text:span text:style-name="T49"> </text:span><text:span text:style-name="T42">+</text:span><text:span text:style-name="T49"> </text:span><text:span text:style-name="T47">s</text:span><text:span text:style-name="T42">)</text:span></text:p>
      <text:p text:style-name="P16"><text:span text:style-name="T46"><text:s text:c="12"/>else</text:span><text:span text:style-name="T42">:</text:span></text:p>
      <text:p text:style-name="P16"><text:span text:style-name="T47"><text:s text:c="16"/>n</text:span><text:span text:style-name="T49"> </text:span><text:span text:style-name="T42">=</text:span><text:span text:style-name="T49"> </text:span><text:span text:style-name="T53">int</text:span><text:span text:style-name="T42">(</text:span><text:span text:style-name="T47">s</text:span><text:span text:style-name="T42">)</text:span><text:span text:style-name="T49"> </text:span><text:span text:style-name="T42">-</text:span><text:span text:style-name="T49"> </text:span><text:span text:style-name="T51">1</text:span></text:p>
      <text:p text:style-name="P16"><text:span text:style-name="T47"><text:s text:c="16"/>ed_set_top</text:span><text:span text:style-name="T42">(</text:span><text:span text:style-name="T47">n</text:span><text:span text:style-name="T49"> </text:span><text:span text:style-name="T42">-</text:span><text:span text:style-name="T49"> </text:span><text:span text:style-name="T47">offset</text:span><text:span text:style-name="T42">)</text:span></text:p>
      <text:p text:style-name="P16"><text:span text:style-name="T47"><text:s text:c="16"/>ed_set_caret_xy</text:span><text:span text:style-name="T42">(</text:span><text:span text:style-name="T51">0</text:span><text:span text:style-name="T42">,</text:span><text:span text:style-name="T49"> </text:span><text:span text:style-name="T47">n</text:span><text:span text:style-name="T42">)</text:span></text:p>
      <text:p text:style-name="P16"><text:span text:style-name="T47"><text:s text:c="16"/>msg_status</text:span><text:span text:style-name="T42">(</text:span><text:span text:style-name="T55">'Gone to line '</text:span><text:span text:style-name="T49"> </text:span><text:span text:style-name="T42">+</text:span><text:span text:style-name="T49"> </text:span><text:span text:style-name="T47">s</text:span><text:span text:style-name="T42">)</text:span></text:p>
      <text:p text:style-name="P22"/>
      <text:p text:style-name="P32">All is simple:</text:p>
      <text:list xml:id="list4685167684500036255" text:style-name="L1">
        <text:list-item>
          <text:p text:style-name="P33"><text:span text:style-name="T9">we read caret position</text:span> (ed_get_caret_xy)</text:p>
        </text:list-item>
        <text:list-item>
          <text:p text:style-name="P28"><text:span text:style-name="T9">we show dialog to enter new number</text:span> (dlg_input)</text:p>
        </text:list-item>
        <text:list-item>
          <text:p text:style-name="P28"><text:span text:style-name="T9">we place caret to new position </text:span>(ed_set_caret_xy) <text:span text:style-name="T9">with indent from top editor edge </text:span>(ed_set_top <text:span text:style-name="T9">does the scrolling</text:span>)</text:p>
        </text:list-item>
        <text:list-item>
          <text:p text:style-name="P28"><text:span text:style-name="T9">we show some message in status-bar</text:span> (msg_status)</text:p>
          <text:p text:style-name="P28"/>
        </text:list-item>
      </text:list>
      <text:p text:style-name="P9"><text:span text:style-name="T10">To call </text:span><text:span text:style-name="T11">new </text:span><text:span text:style-name="T10">plugin, just call ready menu item </text:span>“Tools - Plugins - SynMyGoto”. </text:p>
      <text:p text:style-name="P9"><text:span text:style-name="T10">You can also rename this menu item, and set its hotkey. </text:span>(<text:span text:style-name="T10">To do this, call menu command </text:span>“Options - Advanced - Edit file SynPlugins.ini”.)</text:p>
      <text:p text:style-name="P5"/>
      <text:p text:style-name="P5"/>
      <text:p text:style-name="P5"/>
      <text:h text:style-name="P41" text:outline-level="1"><text:span text:style-name="T12">Example </text:span>2 — <text:span text:style-name="T12">Plugin with two commands</text:span></text:h>
      <text:p text:style-name="P5"/>
      <text:p text:style-name="P10"><text:span text:style-name="T13">E</text:span><text:span text:style-name="T12">xample of plugin with 2 menu items, and with memory. First menu item will copy selection text into plugin memory, </text:span><text:span text:style-name="T14">and </text:span><text:span text:style-name="T12">second one will paste </text:span><text:span text:style-name="T14">text </text:span><text:span text:style-name="T12">from memory.</text:span></text:p>
      <text:p text:style-name="P5"/>
      <text:p text:style-name="P11"><text:span text:style-name="T15">Also create the plugin stub (</text:span><text:span text:style-name="T16">command </text:span>“Tools - New plugin”, <text:span text:style-name="T15">enter module name </text:span>my_copy), <text:span text:style-name="T15">and then create </text:span><text:span text:style-name="T17">two</text:span><text:span text:style-name="T15"> new methods instead of run: </text:span>run_copy <text:span text:style-name="T15">+</text:span> run_paste (<text:span text:style-name="T15">note that method names can be any – you can adjust file SynPlugins.ini for them later). Enter code:</text:span></text:p>
      <text:p text:style-name="P5"/>
      <text:p text:style-name="P19"><text:span text:style-name="T35">from</text:span><text:span text:style-name="T36"> </text:span><text:span text:style-name="T39">sw</text:span><text:span text:style-name="T36"> </text:span><text:span text:style-name="T40">import</text:span><text:span text:style-name="T36"> </text:span><text:span text:style-name="T43">*</text:span></text:p>
      <text:p text:style-name="P16"><text:span text:style-name="T44">from</text:span><text:span text:style-name="T48"> </text:span><text:span text:style-name="T45">sw_util</text:span><text:span text:style-name="T48"> </text:span><text:span text:style-name="T44">import</text:span><text:span text:style-name="T48"> </text:span><text:span text:style-name="T41">*</text:span></text:p>
      <text:p text:style-name="P18"/>
      <text:p text:style-name="P16"><text:span text:style-name="T44">class</text:span><text:span text:style-name="T48"> </text:span><text:span text:style-name="T45">Command</text:span><text:span text:style-name="T41">:</text:span></text:p>
      <text:p text:style-name="P16"><text:span text:style-name="T45"><text:s text:c="4"/>data</text:span><text:span text:style-name="T48"> </text:span><text:span text:style-name="T41">=</text:span><text:span text:style-name="T48"> </text:span><text:span text:style-name="T56">''</text:span></text:p>
      <text:p text:style-name="P16"><text:span text:style-name="T44"><text:s text:c="4"/>def</text:span><text:span text:style-name="T48"> </text:span><text:span text:style-name="T45">run_copy</text:span><text:span text:style-name="T41">(</text:span><text:span text:style-name="T54">self</text:span><text:span text:style-name="T41">):</text:span></text:p>
      <text:p text:style-name="P16"><text:span text:style-name="T45"><text:s text:c="8"/>nstart</text:span><text:span text:style-name="T41">,</text:span><text:span text:style-name="T48"> </text:span><text:span text:style-name="T45">nlen</text:span><text:span text:style-name="T48"> </text:span><text:span text:style-name="T41">=</text:span><text:span text:style-name="T48"> </text:span><text:span text:style-name="T45">ed_get_sel</text:span><text:span text:style-name="T41">()</text:span></text:p>
      <text:p text:style-name="P16"><text:span text:style-name="T44"><text:s text:c="8"/>if</text:span><text:span text:style-name="T48"> </text:span><text:span text:style-name="T45">nlen</text:span><text:span text:style-name="T48"> </text:span><text:span text:style-name="T41">&gt;</text:span><text:span text:style-name="T48"> </text:span><text:span text:style-name="T50">0</text:span><text:span text:style-name="T41">:</text:span></text:p>
      <text:p text:style-name="P16"><text:span text:style-name="T54"><text:s text:c="12"/>self</text:span><text:span text:style-name="T41">.</text:span><text:span text:style-name="T45">data</text:span><text:span text:style-name="T48"> </text:span><text:span text:style-name="T41">=</text:span><text:span text:style-name="T48"> </text:span><text:span text:style-name="T45">ed_get_text_sel</text:span><text:span text:style-name="T41">()</text:span></text:p>
      <text:p text:style-name="P16"><text:span text:style-name="T45"><text:s text:c="12"/>msg_status</text:span><text:span text:style-name="T41">(</text:span><text:span text:style-name="T56">'String copied to buffer'</text:span><text:span text:style-name="T41">)</text:span></text:p>
      <text:p text:style-name="P16"><text:span text:style-name="T44"><text:s text:c="8"/>else</text:span><text:span text:style-name="T41">:</text:span></text:p>
      <text:p text:style-name="P16"><text:span text:style-name="T45"><text:s text:c="12"/>msg_status</text:span><text:span text:style-name="T41">(</text:span><text:span text:style-name="T56">'No selection made'</text:span><text:span text:style-name="T41">)</text:span></text:p>
      <text:p text:style-name="P18"/>
      <text:p text:style-name="P16"><text:span text:style-name="T44"><text:s text:c="4"/>def</text:span><text:span text:style-name="T48"> </text:span><text:span text:style-name="T45">run_paste</text:span><text:span text:style-name="T41">(</text:span><text:span text:style-name="T54">self</text:span><text:span text:style-name="T41">):</text:span></text:p>
      <text:p text:style-name="P16"><text:span text:style-name="T44"><text:s text:c="8"/>if</text:span><text:span text:style-name="T48"> </text:span><text:span text:style-name="T54">self</text:span><text:span text:style-name="T41">.</text:span><text:span text:style-name="T45">data</text:span><text:span text:style-name="T41">:</text:span></text:p>
      <text:p text:style-name="P16"><text:span text:style-name="T45"><text:s text:c="12"/>ed_insert</text:span><text:span text:style-name="T41">(</text:span><text:span text:style-name="T54">self</text:span><text:span text:style-name="T41">.</text:span><text:span text:style-name="T45">data</text:span><text:span text:style-name="T41">)</text:span></text:p>
      <text:p text:style-name="P16"><text:span text:style-name="T45"><text:s text:c="12"/>msg_status</text:span><text:span text:style-name="T41">(</text:span><text:span text:style-name="T56">'String pasted from buffer'</text:span><text:span text:style-name="T41">)</text:span></text:p>
      <text:p text:style-name="P16"><text:span text:style-name="T44"><text:s text:c="8"/>else</text:span><text:span text:style-name="T41">:</text:span></text:p>
      <text:p text:style-name="P16"><text:span text:style-name="T45"><text:s text:c="12"/>msg_status</text:span><text:span text:style-name="T41">(</text:span><text:span text:style-name="T56">'No data in buffer'</text:span><text:span text:style-name="T41">)</text:span></text:p>
      <text:p text:style-name="P20"/>
      <text:p text:style-name="P5"/>
      <text:p text:style-name="P5"><text:span text:style-name="T18">Let's adjust ini file for th</text:span><text:span text:style-name="T19">is</text:span><text:span text:style-name="T18"> </text:span><text:span text:style-name="T19">code</text:span><text:span text:style-name="T18">: call menu command</text:span> “Options - Advanced - Edit file SynPlugins.ini”, <text:span text:style-name="T18">find section</text:span> [Commands] <text:span text:style-name="T18">and write in it:</text:span></text:p>
      <text:p text:style-name="P5"/>
      <text:p text:style-name="P21">[Commands]</text:p>
      <text:p text:style-name="P21">MyCopy\Copy to buffer=py:syn_my_copy;run_copy;;Alt+C;</text:p>
      <text:p text:style-name="P21">MyCopy\Paste from buffer=py:syn_my_copy;run_paste;;Alt+V;</text:p>
      <text:p text:style-name="P5"/>
      <text:p text:style-name="P3"><text:span text:style-name="T20">Here </text:span><text:span text:style-name="T21">we</text:span><text:span text:style-name="T20">'ve specified:</text:span></text:p>
      <text:list xml:id="list6620585316816579794" text:style-name="L2">
        <text:list-item>
          <text:p text:style-name="P30"><text:span text:style-name="T20">method names </text:span><text:span text:style-name="T1">run_</text:span><text:span text:style-name="T3">nnnnn;</text:span></text:p>
        </text:list-item>
        <text:list-item>
          <text:p text:style-name="P29"><text:span text:style-name="T20">hotkeys </text:span>Alt+C, Alt+V;</text:p>
        </text:list-item>
        <text:list-item>
          <text:p text:style-name="P30"><text:span text:style-name="T20">menu items names inside common submenu </text:span><text:span text:style-name="T1">“MyCopy”</text:span><text:span text:style-name="T57">;</text:span></text:p>
        </text:list-item>
        <text:list-item>
          <text:p text:style-name="P31"><text:span text:style-name="T20">between </text:span><text:span text:style-name="T1">“;;” </text:span><text:span text:style-name="T20">is empty string —</text:span><text:span text:style-name="T1"> </text:span><text:span text:style-name="T20">it's place for lexers list (example:</text:span><text:span text:style-name="T1"> “C,</text:span><text:span text:style-name="T4">Pascal</text:span><text:span text:style-name="T1">” </text:span><text:span text:style-name="T20">means that menu item will </text:span><text:span text:style-name="T29">be enabled </text:span><text:span text:style-name="T20">for lexers C and Pascal).</text:span></text:p>
        </text:list-item>
      </text:list>
      <text:p text:style-name="P6"/>
      <text:p text:style-name="P12"><text:span text:style-name="T21">We left strings </text:span>"syn_my_copy", <text:span text:style-name="T21">which mean subfolder name inside folder “Py”.</text:span></text:p>
      <text:p text:style-name="P6"/>
      <text:p text:style-name="P5"><text:span text:style-name="T22">Restart SW, you should see new submenu </text:span>“Tools - Plugins - MyCopy”, <text:span text:style-name="T22">plugin should work.</text:span></text:p>
      <text:p text:style-name="P5"/>
      <text:p text:style-name="P5"/>
      <text:h text:style-name="P39" text:outline-level="1">Plugins debugging</text:h>
      <text:p text:style-name="P5"/>
      <text:p text:style-name="P1"><text:span text:style-name="T23">To test </text:span><text:span text:style-name="T5">Python </text:span><text:span text:style-name="T1">API, </text:span><text:span text:style-name="T23">call Py-console —</text:span><text:span text:style-name="T1"> </text:span><text:span text:style-name="T23">hotkey is </text:span><text:span text:style-name="T1">Ctrl+</text:span><text:span text:style-name="T23">tilde</text:span><text:span text:style-name="T1"> –</text:span><text:span text:style-name="T23"> and even without line:</text:span></text:p>
      <text:p text:style-name="P21">from sw import *</text:p>
      <text:p text:style-name="P5"/>
      <text:p text:style-name="P5"><text:span text:style-name="T23">enter any Py-command in the bottom edit-field, for ex</text:span>:</text:p>
      <text:p text:style-name="P21">print(ed_get_caret_xy())</text:p>
      <text:p text:style-name="P5"/>
      <text:p text:style-name="P13"><text:span text:style-name="T24">If Py-plugin comes into exception, you'll hear </text:span><text:span text:style-name="T25">error</text:span><text:span text:style-name="T24"> beep, and Py error will be printed into console. For ex, if you mistype function name “ed_set_topline”, you'll see </text:span><text:span text:style-name="T30">in console</text:span><text:span text:style-name="T24">:</text:span></text:p>
      <text:p text:style-name="P5"/>
      <text:p text:style-name="P21">Traceback (most recent call last):</text:p>
      <text:p text:style-name="P21"><text:s text:c="2"/>...</text:p>
      <text:p text:style-name="P21"><text:s text:c="2"/>File "...\__init__.py", line 15, in run</text:p>
      <text:p text:style-name="P21"><text:s text:c="4"/>ed_set_topline(n - offset)</text:p>
      <text:p text:style-name="P21">NameError: global name 'ed_set_topline' is not defined</text:p>
      <text:p text:style-name="P21"/>
      <text:p text:style-name="P5"/>
      <text:p text:style-name="P5"/>
      <text:h text:style-name="P40" text:outline-level="1">Plugins with dialogs</text:h>
      <text:p text:style-name="P5"/>
      <text:p text:style-name="P25">In theory, it's possible to create your own dialogs in plugins. You should use standard Py library <text:a xlink:type="simple" xlink:href="https://wiki.python.org/moin/TkInter">Tkinter</text:a> for this.</text:p>
      <text:p text:style-name="P15"><text:span text:style-name="T26">But you must warn users, that they must install </text:span><text:a xlink:type="simple" xlink:href="https://sourceforge.net/projects/synwrite/files/Addons/Tkinter/">this add-on</text:a><text:span text:style-name="T1"> </text:span><text:span text:style-name="T26">into SynWrite first</text:span><text:span text:style-name="T2">.</text:span></text:p>
      <text:p text:style-name="P25">I.e., they must open add-on archive in SynWrite and confirm its installation.</text:p>
      <text:p text:style-name="P5"/>
      <text:h text:style-name="P35" text:outline-level="1">Conclusion</text:h>
      <text:p text:style-name="P5"/>
      <text:p text:style-name="P26">That's all.</text:p>
      <text:p text:style-name="P26">There are no Event-plugins in SynWrite yet, i.e. plugins which are activated by SW on some editor event.</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1" svg:font-family="Consolas" style:font-family-generic="roman"/>
    <style:font-face style:name="Courier New" svg:font-family="'Courier New'"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text-properties style:font-name="Consola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23:17:32.59</meta:creation-date>
    <meta:generator>LibreOffice/4.0.4.2$Windows_x86 LibreOffice_project/9e9821abd0ffdbc09cd8c52eaa574fa09eb08f2</meta:generator>
    <dc:date>2014-01-01T02:09:25.23</dc:date>
    <meta:editing-duration>PT1H3M43S</meta:editing-duration>
    <meta:editing-cycles>65</meta:editing-cycles>
    <meta:document-statistic meta:table-count="0" meta:image-count="0" meta:object-count="0" meta:page-count="5" meta:paragraph-count="84" meta:word-count="715" meta:character-count="4607" meta:non-whitespace-character-count="3710"/>
  </office:meta>
</office:document-meta>
</file>